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35BC9CBF72BEF377F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9.05mm" svg:y="6.77mm" svg:width="52.32mm" svg:height="45mm" draw:z-index="0"><draw:image xlink:href="Pictures/10000000000003E80000035BC9CBF72BEF377F3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20:10.209817515</meta:creation-date>
    <dc:date>2019-02-28T17:46:28.493272680</dc:date>
    <meta:editing-duration>PT14M44S</meta:editing-duration>
    <meta:editing-cycles>5</meta:editing-cycles>
    <meta:generator>LibreOffice/6.0.7.3.0$Linux_X86_64 LibreOffice_project/00$Build-3</meta:generator>
    <meta:print-date>2019-02-28T17:45:21.397402218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